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HandlerGenerator.generateStatic( CodeEmitter e , Context context , List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HandlerGenerator.generate( ClassEmitter ce , Context context , List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